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Cloud for .NET 20.11.0 -->
  <office:font-face-decls>
    <style:font-face style:name="Times New Roman" svg:font-family="Times New Roman"/>
  </office:font-face-decls>
  <office:automatic-styles>
    <style:style style:name="P1" style:family="paragraph" style:parent-style-name="Heading_20_1" style:master-page-name="Standard">
      <style:paragraph-properties fo:margin-top="0cm" fo:margin-bottom="0.527cm"/>
    </style:style>
    <style:style style:name="T1_1" style:family="text">
      <style:text-properties fo:font-style="normal" style:font-style-asian="normal" style:font-name="Times New Roman" fo:font-size="18pt" style:font-name-asian="Times New Roman" style:font-size-asian="18pt" style:font-name-complex="Times New Roman" style:font-size-complex="18pt" fo:language="none" fo:language-asian="none" fo:language-complex="none"/>
    </style:style>
    <style:style style:name="Table1" style:family="table">
      <style:table-properties table:align="left" style:width="16.404cm" style:rel-width="100%" fo:margin-left="0.026cm" style:writing-mode="lr-tb"/>
    </style:style>
    <style:style style:name="Column1" style:family="table-column">
      <style:table-column-properties style:column-width="5.413cm"/>
    </style:style>
    <style:style style:name="Column2" style:family="table-column">
      <style:table-column-properties style:column-width="10.991cm"/>
    </style:style>
    <style:style style:name="Row1" style:family="table-row"/>
    <style:style style:name="Cell1" style:family="table-cell">
      <style:table-cell-properties style:vertical-align="middle" fo:padding-top="0.026cm" fo:padding-bottom="0.026cm" fo:padding-left="0.026cm" fo:padding-right="0.026cm" fo:wrap-option="wrap"/>
    </style:style>
    <style:style style:name="P2" style:family="paragraph" style:parent-style-name="Normal"/>
    <style:style style:name="T2_1" style:family="text">
      <style:text-properties fo:language="none" fo:language-asian="none" fo:language-complex="none" fo:font-weight="bold" style:font-weight-asian="bold" style:font-weight-complex="bold"/>
    </style:style>
    <style:style style:name="Cell2" style:family="table-cell">
      <style:table-cell-properties style:vertical-align="middle" fo:padding-top="0.026cm" fo:padding-bottom="0.026cm" fo:padding-left="0.026cm" fo:padding-right="0.026cm" fo:wrap-option="wrap"/>
    </style:style>
    <style:style style:name="P3" style:family="paragraph" style:parent-style-name="Normal"/>
    <style:style style:name="T3_1" style:family="text"/>
    <style:style style:name="Row2" style:family="table-row"/>
    <style:style style:name="Cell3" style:family="table-cell">
      <style:table-cell-properties style:vertical-align="middle" fo:padding-top="0.026cm" fo:padding-bottom="0.026cm" fo:padding-left="0.026cm" fo:padding-right="0.026cm" fo:wrap-option="wrap"/>
    </style:style>
    <style:style style:name="P4" style:family="paragraph" style:parent-style-name="Normal"/>
    <style:style style:name="T4_1" style:family="text">
      <style:text-properties fo:language="none" fo:language-asian="none" fo:language-complex="none" fo:font-weight="bold" style:font-weight-asian="bold" style:font-weight-complex="bold"/>
    </style:style>
    <style:style style:name="Cell4" style:family="table-cell">
      <style:table-cell-properties style:vertical-align="middle" fo:padding-top="0.026cm" fo:padding-bottom="0.026cm" fo:padding-left="0.026cm" fo:padding-right="0.026cm" fo:wrap-option="wrap"/>
    </style:style>
    <style:style style:name="P5" style:family="paragraph" style:parent-style-name="Normal"/>
    <style:style style:name="T5_1" style:family="text"/>
    <style:style style:name="P6" style:family="paragraph" style:parent-style-name="Heading_20_2">
      <style:paragraph-properties fo:margin-top="0.527cm" fo:margin-bottom="0.527cm"/>
    </style:style>
    <style:style style:name="T6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7" style:family="paragraph" style:parent-style-name="Normal">
      <style:paragraph-properties fo:margin-top="0.423cm"/>
    </style:style>
    <style:style style:name="T7_1" style:family="text"/>
    <style:style style:name="P8" style:family="paragraph" style:parent-style-name="Heading_20_2">
      <style:paragraph-properties fo:margin-top="0.527cm" fo:margin-bottom="0.527cm"/>
    </style:style>
    <style:style style:name="T8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9" style:family="paragraph" style:parent-style-name="Heading_20_3">
      <style:paragraph-properties fo:margin-top="0.496cm" fo:margin-bottom="0.496cm"/>
    </style:style>
    <style:style style:name="T9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10" style:family="paragraph" style:parent-style-name="Normal">
      <style:paragraph-properties fo:margin-top="0.423cm"/>
    </style:style>
    <style:style style:name="T10_1" style:family="text"/>
    <style:style style:name="P11" style:family="paragraph" style:parent-style-name="Normal">
      <style:paragraph-properties fo:margin-top="0.423cm"/>
    </style:style>
    <style:style style:name="T11_1" style:family="text"/>
    <style:style style:name="T11_2" style:family="text">
      <style:text-properties fo:font-style="italic" style:font-style-asian="italic" style:font-style-complex="italic" fo:language="none" fo:language-asian="none" fo:language-complex="none"/>
    </style:style>
    <style:style style:name="T11_3" style:family="text"/>
    <style:style style:name="P12" style:family="paragraph" style:parent-style-name="Normal">
      <style:paragraph-properties fo:margin-top="0.423cm"/>
    </style:style>
    <style:style style:name="T12_1" style:family="text"/>
    <style:style style:name="T12_2" style:family="text">
      <style:text-properties fo:font-style="italic" style:font-style-asian="italic" style:font-style-complex="italic" fo:language="none" fo:language-asian="none" fo:language-complex="none"/>
    </style:style>
    <style:style style:name="T12_3" style:family="text"/>
    <style:style style:name="T12_4" style:family="text">
      <style:text-properties fo:font-style="italic" style:font-style-asian="italic" style:font-style-complex="italic" fo:language="none" fo:language-asian="none" fo:language-complex="none"/>
    </style:style>
    <style:style style:name="T12_5" style:family="text"/>
    <style:style style:name="T12_6" style:family="text">
      <style:text-properties fo:font-style="italic" style:font-style-asian="italic" style:font-style-complex="italic" fo:language="none" fo:language-asian="none" fo:language-complex="none"/>
    </style:style>
    <style:style style:name="T12_7" style:family="text"/>
    <style:style style:name="P13" style:family="paragraph" style:parent-style-name="Heading_20_3">
      <style:paragraph-properties fo:margin-top="0.496cm" fo:margin-bottom="0.496cm"/>
    </style:style>
    <style:style style:name="T13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14" style:family="paragraph" style:parent-style-name="Normal">
      <style:paragraph-properties fo:margin-top="0.423cm"/>
    </style:style>
    <style:style style:name="T14_1" style:family="text"/>
    <style:style style:name="P15" style:family="paragraph" style:parent-style-name="Normal">
      <style:paragraph-properties fo:margin-top="0.423cm"/>
    </style:style>
    <style:style style:name="T15_1" style:family="text">
      <style:text-properties fo:font-style="italic" style:font-style-asian="italic" style:font-style-complex="italic" fo:language="none" fo:language-asian="none" fo:language-complex="none"/>
    </style:style>
    <style:style style:name="T15_2" style:family="text"/>
    <style:style style:name="T15_3" style:family="text">
      <style:text-properties fo:font-style="italic" style:font-style-asian="italic" style:font-style-complex="italic" fo:language="none" fo:language-asian="none" fo:language-complex="none"/>
    </style:style>
    <style:style style:name="T15_4" style:family="text"/>
    <style:style style:name="P16" style:family="paragraph" style:parent-style-name="Normal">
      <style:paragraph-properties fo:margin-top="0.423cm"/>
    </style:style>
    <style:style style:name="T16_1" style:family="text">
      <style:text-properties fo:font-style="italic" style:font-style-asian="italic" style:font-style-complex="italic" fo:language="none" fo:language-asian="none" fo:language-complex="none"/>
    </style:style>
    <style:style style:name="T16_2" style:family="text"/>
    <style:style style:name="T16_3" style:family="text">
      <style:text-properties fo:font-style="italic" style:font-style-asian="italic" style:font-style-complex="italic" fo:language="none" fo:language-asian="none" fo:language-complex="none"/>
    </style:style>
    <style:style style:name="T16_4" style:family="text"/>
    <style:style style:name="T16_5" style:family="text">
      <style:text-properties fo:font-style="italic" style:font-style-asian="italic" style:font-style-complex="italic" fo:language="none" fo:language-asian="none" fo:language-complex="none"/>
    </style:style>
    <style:style style:name="T16_6" style:family="text"/>
    <style:style style:name="P17" style:family="paragraph" style:parent-style-name="Heading_20_3">
      <style:paragraph-properties fo:margin-top="0.496cm" fo:margin-bottom="0.496cm"/>
    </style:style>
    <style:style style:name="T17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18" style:family="paragraph" style:parent-style-name="Normal">
      <style:paragraph-properties fo:margin-top="0.423cm"/>
    </style:style>
    <style:style style:name="T18_1" style:family="text"/>
    <style:style style:name="P19" style:family="paragraph" style:parent-style-name="Normal">
      <style:paragraph-properties fo:margin-top="0.423cm"/>
    </style:style>
    <style:style style:name="T19_1" style:family="text"/>
    <style:style style:name="T19_2" style:family="text">
      <style:text-properties fo:font-style="italic" style:font-style-asian="italic" style:font-style-complex="italic" fo:language="none" fo:language-asian="none" fo:language-complex="none"/>
    </style:style>
    <style:style style:name="T19_3" style:family="text"/>
    <style:style style:name="T19_4" style:family="text">
      <style:text-properties fo:font-style="italic" style:font-style-asian="italic" style:font-style-complex="italic" fo:language="none" fo:language-asian="none" fo:language-complex="none"/>
    </style:style>
    <style:style style:name="T19_5" style:family="text"/>
    <style:style style:name="P20" style:family="paragraph" style:parent-style-name="Normal">
      <style:paragraph-properties fo:margin-top="0.423cm"/>
    </style:style>
    <style:style style:name="T20_1" style:family="text"/>
    <style:style style:name="T20_2" style:family="text">
      <style:text-properties fo:font-style="italic" style:font-style-asian="italic" style:font-style-complex="italic" fo:language="none" fo:language-asian="none" fo:language-complex="none"/>
    </style:style>
    <style:style style:name="T20_3" style:family="text"/>
    <style:style style:name="P21" style:family="paragraph" style:parent-style-name="Heading_20_2">
      <style:paragraph-properties fo:margin-top="0.527cm" fo:margin-bottom="0.527cm"/>
    </style:style>
    <style:style style:name="T21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22" style:family="paragraph" style:parent-style-name="Normal">
      <style:paragraph-properties fo:margin-top="0.423cm" fo:margin-bottom="0.423cm"/>
    </style:style>
    <style:style style:name="T22_1" style:family="text"/>
    <style:style style:name="T22_2" style:family="text">
      <style:text-properties fo:font-style="italic" style:font-style-asian="italic" style:font-style-complex="italic" fo:language="none" fo:language-asian="none" fo:language-complex="none"/>
    </style:style>
    <style:style style:name="T22_3" style:family="text"/>
  </office:automatic-styles>
  <office:body>
    <office:text>
      <text:h text:style-name="P1" text:outline-level="1"><text:span text:style-name="T1_1">Crypto,<text:s/>Quantum<text:s/>Computing,<text:s/>and<text:s/>You</text:span></text:h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2"><text:span text:style-name="T2_1">Author</text:span></text:p>
          </table:table-cell>
          <table:table-cell table:style-name="Cell2">
            <text:p text:style-name="P3"><text:span text:style-name="T3_1">josh</text:span></text:p>
          </table:table-cell>
        </table:table-row>
        <table:table-row table:style-name="Row2">
          <table:table-cell table:style-name="Cell3">
            <text:p text:style-name="P4"><text:span text:style-name="T4_1">Date</text:span></text:p>
          </table:table-cell>
          <table:table-cell table:style-name="Cell4">
            <text:p text:style-name="P5"><text:span text:style-name="T5_1">2020-07-19<text:s/>19:48:24</text:span></text:p>
          </table:table-cell>
        </table:table-row>
      </table:table>
      <text:h text:style-name="P6" text:outline-level="2"><text:span text:style-name="T6_1">Overview</text:span></text:h>
      <text:p text:style-name="P7"><text:span text:style-name="T7_1">Many<text:s/>have<text:s/>asked<text:s/>a<text:s/>valid<text:s/>question<text:s/>about<text:s/>Bitcoin<text:s/>and<text:s/>other<text:s/>cryptocurrencies<text:s/>-<text:s/>will<text:s/>they<text:s/>be<text:s/>rendered<text:s/>useless<text:s/>by<text:s/>the<text:s/>advent<text:s/>of<text:s/>quantum<text:s/>computing?<text:s/>Bitcoin<text:s/>is<text:s/>ultimately<text:s/>a<text:s/>software<text:s/>protocol,<text:s/>with<text:s/>several<text:s/>cryptographic<text:s/>algorithms<text:s/>securing<text:s/>it<text:s/>from<text:s/>attackers.<text:s/>But<text:s/>what<text:s/>if<text:s/>attackers<text:s/>can<text:s/>easily<text:s/>break<text:s/>those<text:s/>algorithms<text:s/>once<text:s/>thought<text:s/>to<text:s/>be<text:s/>perfectly<text:s/>secure?</text:span></text:p>
      <text:h text:style-name="P8" text:outline-level="2"><text:span text:style-name="T8_1">Quantum,<text:s/>Cryptography,<text:s/>and<text:s/>Bitcoin</text:span></text:h>
      <text:h text:style-name="P9" text:outline-level="3"><text:span text:style-name="T9_1">What<text:s/>is<text:s/>Quantum<text:s/>Computing</text:span></text:h>
      <text:p text:style-name="P10"><text:span text:style-name="T10_1">First,<text:s/>lets<text:s/>dive<text:s/>into<text:s/>an<text:s/>explanation<text:s/>of<text:s/>what<text:s/>quantum<text:s/>computing<text:s/>actually<text:s/>is.<text:s/>The<text:s/>term<text:s/>may<text:s/>be<text:s/>confusing<text:s/>-<text:s/>what<text:s/>exactly<text:s/>makes<text:s/>quantum<text:s/>different<text:s/>than<text:s/>other<text:s/>forms<text:s/>of<text:s/>computation<text:s/>that<text:s/>we<text:s/>are<text:s/>used<text:s/>to?</text:span></text:p>
      <text:p text:style-name="P11"><text:span text:style-name="T11_1">In<text:s/>computers,<text:s/>all<text:s/>data<text:s/>is<text:s/>ultimately<text:s/>represented<text:s/>by<text:s/>units<text:s/>called<text:s/></text:span><text:span text:style-name="T11_2">bits</text:span><text:span text:style-name="T11_3"><text:s/>-<text:s/>simply<text:s/>0<text:s/>or<text:s/>1.<text:s/>Electronically,<text:s/>these<text:s/>can<text:s/>be<text:s/>thought<text:s/>of<text:s/>as<text:s/>a<text:s/>series<text:s/>of<text:s/>on-off<text:s/>switches.<text:s/>Bits<text:s/>can<text:s/>be<text:s/>built<text:s/>up<text:s/>into<text:s/>any<text:s/>form<text:s/>of<text:s/>data<text:s/>you<text:s/>would<text:s/>like<text:s/>to<text:s/>represent<text:s/>-<text:s/>numbers,<text:s/>strings,<text:s/>spreadsheets,<text:s/>videos,<text:s/>and<text:s/>of<text:s/>course,<text:s/>Bitcoin<text:s/>keys!<text:s/>Inside<text:s/>the<text:s/>machinery<text:s/>of<text:s/>a<text:s/>computer,<text:s/>a<text:s/>bit<text:s/>can<text:s/>only<text:s/>be<text:s/>0<text:s/>or<text:s/>1,<text:s/>and<text:s/>a<text:s/>bit<text:s/>must<text:s/>be<text:s/>"flipped"<text:s/>to<text:s/>represent<text:s/>a<text:s/>different<text:s/>kind<text:s/>of<text:s/>data<text:s/>-<text:s/>an<text:s/>operation<text:s/>that<text:s/>takes<text:s/>some<text:s/>amount<text:s/>of<text:s/>(miniscule)<text:s/>time.</text:span></text:p>
      <text:p text:style-name="P12"><text:span text:style-name="T12_1">In<text:s/>a<text:s/>quantum<text:s/>computer,<text:s/>however,<text:s/>bits<text:s/>referred<text:s/>to<text:s/>as<text:s/></text:span><text:span text:style-name="T12_2">qbits</text:span><text:span text:style-name="T12_3"><text:s/>have<text:s/>the<text:s/>ability<text:s/>to<text:s/>represent<text:s/>0<text:s/>or<text:s/>1<text:s/></text:span><text:span text:style-name="T12_4">at<text:s/>the<text:s/>exact<text:s/>same<text:s/>time.</text:span><text:span text:style-name="T12_5"><text:s/>Confused?<text:s/>Yea,<text:s/>me<text:s/>too<text:s/>-<text:s/>but<text:s/>we<text:s/>don't<text:s/>have<text:s/>to<text:s/>understand<text:s/>how<text:s/>this<text:s/>works<text:s/>to<text:s/>understand<text:s/>the<text:s/>importance<text:s/>of<text:s/>quantum<text:s/>computing.<text:s/>This<text:s/>fact<text:s/>means<text:s/>that<text:s/>computations<text:s/>can<text:s/>be<text:s/>done<text:s/></text:span><text:span text:style-name="T12_6">dramatically<text:s/>faster</text:span><text:span text:style-name="T12_7"><text:s/>than<text:s/>with<text:s/>a<text:s/>typical<text:s/>computer.<text:s/>Operations<text:s/>that<text:s/>might<text:s/>take<text:s/>the<text:s/>lifetime<text:s/>of<text:s/>the<text:s/>universe<text:s/>on<text:s/>a<text:s/>supercomputer<text:s/>could<text:s/>be<text:s/>broken<text:s/>in<text:s/>a<text:s/>practical<text:s/>amount<text:s/>of<text:s/>time<text:s/>using<text:s/>a<text:s/>quantum<text:s/>machine.</text:span></text:p>
      <text:h text:style-name="P13" text:outline-level="3"><text:span text:style-name="T13_1">Bitcoin<text:s/>Cryptography</text:span></text:h>
      <text:p text:style-name="P14"><text:span text:style-name="T14_1">So<text:s/>what<text:s/>does<text:s/>this<text:s/>have<text:s/>to<text:s/>do<text:s/>with<text:s/>Bitcoin<text:s/>and<text:s/>other<text:s/>cryptocurrencies?<text:s/>This<text:s/>means<text:s/>that<text:s/>some<text:s/>of<text:s/>the<text:s/>cryptographic<text:s/>algorithms<text:s/>underpinning<text:s/>the<text:s/>Bitcoin<text:s/>system<text:s/>could<text:s/>be<text:s/>broken<text:s/>by<text:s/>quantum<text:s/>computing!<text:s/>But<text:s/>which<text:s/>ones<text:s/>specifically?</text:span></text:p>
      <text:p text:style-name="P15"><text:span text:style-name="T15_1">Hashing<text:s/>algorithms</text:span><text:span text:style-name="T15_2"><text:s/>are<text:s/>used<text:s/>primarily<text:s/>for<text:s/>mining<text:s/>Bitcoin<text:s/>and<text:s/>also<text:s/>in<text:s/>the<text:s/>process<text:s/>of<text:s/>generating<text:s/>addresses.<text:s/>SHA-256<text:s/>and<text:s/>RIPEMD160<text:s/>are<text:s/>the<text:s/>primary<text:s/>algorithms<text:s/>used<text:s/>in<text:s/>Bitcoin,<text:s/>with<text:s/>others<text:s/>such<text:s/>as<text:s/>Scrypt<text:s/>(technically<text:s/>a<text:s/>key-derivation<text:s/>function)<text:s/>and<text:s/>SHA-3<text:s/>(Keccak)<text:s/>used<text:s/>in<text:s/>Litecoin,<text:s/>Ethereum,<text:s/>and<text:s/>others.<text:s/>Thankfully,<text:s/>these<text:s/>cryptographically<text:s/>secure<text:s/>hashes<text:s/>are<text:s/></text:span><text:span text:style-name="T15_3">not<text:s/></text:span><text:span text:style-name="T15_4">vulnerable<text:s/>to<text:s/>quantum<text:s/>computing<text:s/>-<text:s/>we<text:s/>don't<text:s/>have<text:s/>to<text:s/>worry<text:s/>about<text:s/>them.</text:span></text:p>
      <text:p text:style-name="P16"><text:span text:style-name="T16_1">Elliptic<text:s/>curve<text:s/>digital<text:s/>signature<text:s/>algorithms<text:s/>(ECDSA)</text:span><text:span text:style-name="T16_2"><text:s/>are<text:s/>also<text:s/>critical<text:s/>to<text:s/>making<text:s/>Bitcoin<text:s/>work.<text:s/>These<text:s/>are<text:s/>used<text:s/>to<text:s/>generate<text:s/>addresses<text:s/>(taking<text:s/>a<text:s/>private<text:s/>key<text:s/>to<text:s/>a<text:s/>public<text:s/>key)<text:s/>and<text:s/>used<text:s/>to<text:s/></text:span><text:span text:style-name="T16_3">sign</text:span><text:span text:style-name="T16_4"><text:s/>Bitcoin<text:s/>transactions<text:s/>(proving<text:s/>one<text:s/>is<text:s/>the<text:s/>owner<text:s/>of<text:s/>funds<text:s/>spent<text:s/>in<text:s/>the<text:s/>tx).<text:s/>ECDSA<text:s/></text:span><text:span text:style-name="T16_5">is,<text:s/>unfortunately,<text:s/>vulnerable<text:s/>to<text:s/>quantum<text:s/>computing.</text:span><text:span text:style-name="T16_6"><text:s/>In<text:s/>the<text:s/>future,<text:s/>a<text:s/>sufficiently<text:s/>powerful<text:s/>quantum<text:s/>computer<text:s/>could<text:s/>be<text:s/>used<text:s/>to<text:s/>reveal<text:s/>a<text:s/>user's<text:s/>private<text:s/>key<text:s/>from<text:s/>a<text:s/>public<text:s/>key,<text:s/>and<text:s/>operation<text:s/>normally<text:s/>not<text:s/>possible.</text:span></text:p>
      <text:h text:style-name="P17" text:outline-level="3"><text:span text:style-name="T17_1">So<text:s/>What<text:s/>Can<text:s/>We<text:s/>Do?</text:span></text:h>
      <text:p text:style-name="P18"><text:span text:style-name="T18_1">Thankfully,<text:s/>this<text:s/>quantum<text:s/>vulnerability<text:s/>won't<text:s/>be<text:s/>the<text:s/>end<text:s/>of<text:s/>Bitcoin,<text:s/>not<text:s/>at<text:s/>all!</text:span></text:p>
      <text:p text:style-name="P19"><text:span text:style-name="T19_1">First,<text:s/>we<text:s/>can<text:s/>buy<text:s/>time<text:s/>in<text:s/>the<text:s/>event<text:s/>of<text:s/>a<text:s/>vulnerability<text:s/>by<text:s/></text:span><text:span text:style-name="T19_2">avoiding<text:s/>address<text:s/>reuse</text:span><text:span text:style-name="T19_3">.<text:s/>A<text:s/>Bitcoin<text:s/>address<text:s/>is<text:s/>not<text:s/>a<text:s/>raw<text:s/>public<text:s/>key,<text:s/>but<text:s/>rather<text:s/>a<text:s/>hash<text:s/>of<text:s/>a<text:s/>public<text:s/>key.<text:s/>Since<text:s/>SHA-256<text:s/>isn't<text:s/>vulnerable<text:s/>to<text:s/>quantum,<text:s/>and<text:s/>address<text:s/>that's<text:s/>only<text:s/>used<text:s/>for<text:s/>receiving<text:s/>(hasn't<text:s/>been<text:s/>spent<text:s/>from<text:s/>yet)<text:s/>is<text:s/>shielded<text:s/>from<text:s/>the<text:s/>ECDSA<text:s/>vulnerability.<text:s/>The<text:s/>raw<text:s/>public<text:s/>key<text:s/>is<text:s/>only<text:s/>revealed<text:s/>when<text:s/>the<text:s/>user<text:s/>creates<text:s/>a<text:s/>transaction<text:s/>to<text:s/></text:span><text:span text:style-name="T19_4">spend</text:span><text:span text:style-name="T19_5"><text:s/>funds<text:s/>at<text:s/>that<text:s/>address.<text:s/>If<text:s/>a<text:s/>user<text:s/>only<text:s/>uses<text:s/>an<text:s/>address<text:s/>once,<text:s/>they<text:s/>would<text:s/>avoid<text:s/>potentially<text:s/>losing<text:s/>funds.<text:s/></text:span></text:p>
      <text:p text:style-name="P20"><text:span text:style-name="T20_1">That's<text:s/>not<text:s/>a<text:s/>permanent<text:s/>solution,<text:s/>however,<text:s/>and<text:s/>is<text:s/>a<text:s/>usability<text:s/>nightmare.<text:s/>The<text:s/>real<text:s/>long<text:s/>term<text:s/>solution<text:s/>is<text:s/>to<text:s/></text:span><text:span text:style-name="T20_2">hard-fork</text:span><text:span text:style-name="T20_3"><text:s/>the<text:s/>Bitcoin<text:s/>network,<text:s/>requiring<text:s/>users<text:s/>to<text:s/>upgrade<text:s/>their<text:s/>software<text:s/>to<text:s/>a<text:s/>new<text:s/>version.<text:s/>This<text:s/>new<text:s/>software<text:s/>would<text:s/>replace<text:s/>ECDSA<text:s/>with<text:s/>a<text:s/>digital<text:s/>signature<text:s/>algorithm<text:s/>that<text:s/>isn't<text:s/>vulnerable<text:s/>to<text:s/>quantum<text:s/>computing<text:s/>instead.<text:s/></text:span></text:p>
      <text:h text:style-name="P21" text:outline-level="2"><text:span text:style-name="T21_1">Quantum<text:s/>Panic?<text:s/>Nah,<text:s/>Bitcoin's<text:s/>Got<text:s/>This!</text:span></text:h>
      <text:p text:style-name="P22"><text:span text:style-name="T22_1">Although<text:s/>Bitcoin<text:s/></text:span><text:span text:style-name="T22_2">is</text:span><text:span text:style-name="T22_3"><text:s/>vulnerable<text:s/>to<text:s/>future<text:s/>quantum<text:s/>computing<text:s/>breakthroughs,<text:s/>not<text:s/>all<text:s/>hope<text:s/>is<text:s/>lost.<text:s/>We<text:s/>have<text:s/>time,<text:s/>as<text:s/>quantum<text:s/>computing<text:s/>is<text:s/>not<text:s/>there<text:s/>yet.<text:s/>And<text:s/>in<text:s/>the<text:s/>future,<text:s/>there<text:s/>are<text:s/>stop-gap<text:s/>solutions<text:s/>and<text:s/>long<text:s/>term<text:s/>changes<text:s/>to<text:s/>the<text:s/>protocol<text:s/>that<text:s/>will<text:s/>keep<text:s/>the<text:s/>crypto<text:s/>world<text:s/>running<text:s/>smoothly<text:s/>in<text:s/>a<text:s/>post-quantum<text:s/>world.<text:s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Times New Roman" svg:font-family="Times New Roman"/>
  </office:font-face-decls>
  <office:styles>
    <style:default-style style:family="paragraph">
      <style:paragraph-properties fo:orphans="2" fo:widows="2" style:tab-stop-distance="1.27cm"/>
      <style:text-properties style:use-window-font-color="true" fo:font-size="10pt" style:font-size-asian="10pt" style:font-size-complex="10pt" fo:language="en" fo:language-asian="en" fo:language-complex="ar" fo:country="US" fo:country-asian="US" fo:country-complex="SA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orphans="2" fo:widows="2"/>
      <style:text-properties fo:font-size="12pt" style:font-size-asian="12pt" style:font-size-complex="12pt"/>
    </style:style>
    <style:style style:name="Heading_20_1" style:display-name="Heading 1" style:family="paragraph" style:parent-style-name="Normal" style:default-outline-level="1">
      <style:paragraph-properties fo:margin-top="0.423cm" fo:margin-bottom="0.106cm" fo:keep-with-next="always"/>
      <style:text-properties fo:font-style="normal" style:font-style-asian="normal" style:font-name="Times New Roman" fo:font-size="24pt" style:font-name-asian="Times New Roman" style:font-size-asian="24pt" style:font-name-complex="Times New Roman" style:font-size-complex="24pt" fo:font-weight="bold" style:font-weight-asian="bold" style:font-weight-complex="bold" style:letter-kerning="true"/>
    </style:style>
    <style:style style:name="Heading_20_2" style:display-name="Heading 2" style:family="paragraph" style:parent-style-name="Normal" style:default-outline-level="2">
      <style:paragraph-properties fo:margin-top="0.423cm" fo:margin-bottom="0.106cm" fo:keep-with-next="always"/>
      <style:text-properties fo:font-style="normal" style:font-style-asian="normal" style:font-style-complex="italic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Heading_20_3" style:display-name="Heading 3" style:family="paragraph" style:parent-style-name="Normal" style:default-outline-level="3">
      <style:paragraph-properties fo:margin-top="0.423cm" fo:margin-bottom="0.106cm" fo:keep-with-next="always"/>
      <style:text-properties fo:font-style="normal" style:font-style-asian="normal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Heading_20_4" style:display-name="Heading 4" style:family="paragraph" style:parent-style-name="Normal" style:default-outline-level="4">
      <style:paragraph-properties fo:margin-top="0.423cm" fo:margin-bottom="0.106cm" fo:keep-with-next="always"/>
      <style:text-properties fo:font-style="normal" style:font-style-asian="normal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Heading_20_5" style:display-name="Heading 5" style:family="paragraph" style:parent-style-name="Normal" style:default-outline-level="5">
      <style:paragraph-properties fo:margin-top="0.423cm" fo:margin-bottom="0.106cm"/>
      <style:text-properties fo:font-style="normal" style:font-style-asian="normal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Heading_20_6" style:display-name="Heading 6" style:family="paragraph" style:parent-style-name="Normal" style:default-outline-level="6">
      <style:paragraph-properties fo:margin-top="0.423cm" fo:margin-bottom="0.106cm"/>
      <style:text-properties fo:font-style="normal" style:font-style-asian="normal" style:font-name="Times New Roman" fo:font-size="8pt" style:font-name-asian="Times New Roman" style:font-size-asian="8pt" style:font-name-complex="Times New Roman" style:font-size-complex="8pt" fo:font-weight="bold" style:font-weight-asian="bold" style:font-weight-complex="bold"/>
    </style:style>
    <style:style style:name="Default_20_Paragraph_20_Font" style:display-name="Default Paragraph Font" style:family="text"/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Cloud for .NET 20.11.0</meta:generator>
    <dc:title>Crypto, Quantum Computing, and You</dc:title>
    <meta:initial-creator/>
    <dc:creator/>
    <meta:editing-cycles>0</meta:editing-cycles>
    <meta:document-statistic meta:page-count="0" meta:paragraph-count="0" meta:row-count="0" meta:word-count="0" meta:character-count="0" meta:non-whitespace-character-count="0"/>
  </office:meta>
</office:document-meta>
</file>